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1b419a7" officeooo:paragraph-rsid="001b76de" fo:background-color="transparent" style:font-size-asian="14pt" style:font-size-complex="14pt"/>
    </style:style>
    <style:style style:name="P2" style:family="paragraph" style:parent-style-name="Text_20_body">
      <style:text-properties fo:font-size="14pt" officeooo:rsid="01b419a7" officeooo:paragraph-rsid="0022a173" fo:background-color="transparent" style:font-size-asian="14pt" style:font-size-complex="14pt"/>
    </style:style>
    <style:style style:name="P3" style:family="paragraph" style:parent-style-name="Text_20_body">
      <style:text-properties fo:font-size="14pt" officeooo:rsid="01b419a7" officeooo:paragraph-rsid="00663d20" fo:background-color="transparent" style:font-size-asian="14pt" style:font-size-complex="14pt"/>
    </style:style>
    <style:style style:name="P4" style:family="paragraph" style:parent-style-name="Text_20_body">
      <style:text-properties fo:font-size="14pt" officeooo:rsid="003201e5" officeooo:paragraph-rsid="001b76de" fo:background-color="transparent" style:font-size-asian="14pt" style:font-size-complex="14pt"/>
    </style:style>
    <style:style style:name="P5" style:family="paragraph" style:parent-style-name="Text_20_body">
      <style:text-properties fo:font-size="14pt" officeooo:rsid="002018bb" officeooo:paragraph-rsid="002abcc3" fo:background-color="transparent" style:font-size-asian="14pt" style:font-size-complex="14pt"/>
    </style:style>
    <style:style style:name="P6" style:family="paragraph" style:parent-style-name="Text_20_body">
      <style:text-properties fo:font-size="14pt" officeooo:rsid="003030b3" officeooo:paragraph-rsid="004f7430" fo:background-color="transparent" style:font-size-asian="14pt" style:font-size-complex="14pt"/>
    </style:style>
    <style:style style:name="P7" style:family="paragraph" style:parent-style-name="Text_20_body">
      <style:text-properties fo:font-size="14pt" officeooo:rsid="003030b3" officeooo:paragraph-rsid="00350194" fo:background-color="transparent" style:font-size-asian="14pt" style:font-size-complex="14pt"/>
    </style:style>
    <style:style style:name="P8" style:family="paragraph" style:parent-style-name="Text_20_body">
      <style:text-properties fo:font-size="14pt" officeooo:rsid="00373cab" officeooo:paragraph-rsid="00373cab" fo:background-color="transparent" style:font-size-asian="14pt" style:font-size-complex="14pt"/>
    </style:style>
    <style:style style:name="P9" style:family="paragraph" style:parent-style-name="Text_20_body">
      <style:text-properties fo:font-size="14pt" officeooo:rsid="004753bf" officeooo:paragraph-rsid="005780c6" fo:background-color="transparent" style:font-size-asian="14pt" style:font-size-complex="14pt"/>
    </style:style>
    <style:style style:name="P10" style:family="paragraph" style:parent-style-name="Text_20_body">
      <style:text-properties fo:font-size="14pt" officeooo:rsid="004753bf" officeooo:paragraph-rsid="007ee5b5" fo:background-color="transparent" style:font-size-asian="14pt" style:font-size-complex="14pt"/>
    </style:style>
    <style:style style:name="P11" style:family="paragraph" style:parent-style-name="Text_20_body">
      <style:text-properties fo:font-size="14pt" officeooo:rsid="005ac17d" officeooo:paragraph-rsid="005ac17d" fo:background-color="transparent" style:font-size-asian="14pt" style:font-size-complex="14pt"/>
    </style:style>
    <style:style style:name="P12" style:family="paragraph" style:parent-style-name="Text_20_body">
      <style:text-properties fo:font-size="14pt" officeooo:rsid="0026a313" officeooo:paragraph-rsid="0070df9c" fo:background-color="transparent" style:font-size-asian="14pt" style:font-size-complex="14pt"/>
    </style:style>
    <style:style style:name="P13" style:family="paragraph" style:parent-style-name="Text_20_body">
      <style:text-properties fo:font-size="14pt" fo:font-weight="normal" officeooo:rsid="0022a173" officeooo:paragraph-rsid="002a7d25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2f1aac" officeooo:paragraph-rsid="002abcc3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rsid="0035fe59" officeooo:paragraph-rsid="004f7430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font-weight="normal" officeooo:rsid="0035fe59" officeooo:paragraph-rsid="004752e0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font-weight="normal" officeooo:rsid="0051c27a" officeooo:paragraph-rsid="004753bf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officeooo:rsid="004752e0" officeooo:paragraph-rsid="004752e0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officeooo:rsid="005ce192" officeooo:paragraph-rsid="005ce192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font-weight="normal" officeooo:rsid="005ce192" officeooo:paragraph-rsid="0084da9b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language="es" fo:country="ES" fo:font-weight="normal" officeooo:rsid="00373cab" officeooo:paragraph-rsid="00373cab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language="es" fo:country="ES" fo:font-weight="normal" officeooo:rsid="003a3f32" officeooo:paragraph-rsid="003eee8c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language="es" fo:country="ES" fo:font-weight="normal" officeooo:rsid="00409398" officeooo:paragraph-rsid="00428ced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language="es" fo:country="ES" fo:font-weight="normal" officeooo:rsid="004336a5" officeooo:paragraph-rsid="0061a5a4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fo:language="es" fo:country="ES" fo:font-weight="normal" officeooo:rsid="003eb2b7" officeooo:paragraph-rsid="008e7974" fo:background-color="transparent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font-weight="bold" officeooo:rsid="005ecc1b" officeooo:paragraph-rsid="005ecc1b" fo:background-color="transparent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rsid="004752e0" officeooo:paragraph-rsid="004f7430" fo:background-color="transparent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normal" officeooo:rsid="005a4453" officeooo:paragraph-rsid="005780c6" fo:background-color="transparent" style:font-size-asian="14pt" style:font-weight-asian="normal" style:font-size-complex="14pt" style:font-weight-complex="normal"/>
    </style:style>
    <style:style style:name="P29" style:family="paragraph" style:parent-style-name="Text_20_body">
      <style:text-properties fo:font-size="14pt" fo:font-weight="normal" officeooo:rsid="005ecc1b" officeooo:paragraph-rsid="005ecc1b" fo:background-color="transparent" style:font-size-asian="14pt" style:font-weight-asian="normal" style:font-size-complex="14pt" style:font-weight-complex="normal"/>
    </style:style>
    <style:style style:name="P30" style:family="paragraph" style:parent-style-name="Text_20_body">
      <style:text-properties fo:font-size="14pt" fo:language="es" fo:country="ES" fo:font-weight="normal" officeooo:rsid="004336a5" officeooo:paragraph-rsid="004336a5" fo:background-color="transparent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font-size="14pt" fo:language="es" fo:country="ES" fo:font-weight="normal" officeooo:rsid="004336a5" officeooo:paragraph-rsid="0095f40d" fo:background-color="transparent" style:font-size-asian="14pt" style:font-weight-asian="normal" style:font-size-complex="14pt" style:font-weight-complex="normal"/>
    </style:style>
    <style:style style:name="P32" style:family="paragraph" style:parent-style-name="Text_20_body">
      <style:text-properties fo:font-size="14pt" fo:language="es" fo:country="ES" fo:font-weight="normal" officeooo:rsid="0098a769" officeooo:paragraph-rsid="0098a769" fo:background-color="transparent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font-size="14pt" fo:language="es" fo:country="ES" fo:font-weight="normal" officeooo:rsid="009b3a1d" officeooo:paragraph-rsid="009b3a1d" fo:background-color="transparent" style:font-size-asian="14pt" style:font-weight-asian="normal" style:font-size-complex="14pt" style:font-weight-complex="normal"/>
    </style:style>
    <style:style style:name="P34" style:family="paragraph" style:parent-style-name="Text_20_body">
      <style:text-properties fo:font-size="14pt" fo:language="es" fo:country="ES" fo:font-weight="normal" officeooo:rsid="009bce3e" officeooo:paragraph-rsid="009bce3e" fo:background-color="transparent" style:font-size-asian="14pt" style:font-weight-asian="normal" style:font-size-complex="14pt" style:font-weight-complex="normal"/>
    </style:style>
    <style:style style:name="P35" style:family="paragraph" style:parent-style-name="Text_20_body" style:list-style-name="L1">
      <style:text-properties officeooo:paragraph-rsid="0095f40d"/>
    </style:style>
    <style:style style:name="P36" style:family="paragraph" style:parent-style-name="Text_20_body" style:list-style-name="L1">
      <style:text-properties officeooo:rsid="0098a769" officeooo:paragraph-rsid="0098a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06d" style:font-weight-asian="bold" style:font-weight-complex="bold"/>
    </style:style>
    <style:style style:name="T3" style:family="text">
      <style:text-properties fo:font-weight="bold" officeooo:rsid="00620959" style:font-weight-asian="bold" style:font-weight-complex="bold"/>
    </style:style>
    <style:style style:name="T4" style:family="text">
      <style:text-properties fo:font-weight="bold" officeooo:rsid="006bf9fa" style:font-weight-asian="bold" style:font-weight-complex="bold"/>
    </style:style>
    <style:style style:name="T5" style:family="text">
      <style:text-properties fo:font-weight="bold" officeooo:rsid="006e9043" style:font-weight-asian="bold" style:font-weight-complex="bold"/>
    </style:style>
    <style:style style:name="T6" style:family="text">
      <style:text-properties fo:font-weight="bold" officeooo:rsid="007549e5" style:font-weight-asian="bold" style:font-weight-complex="bold"/>
    </style:style>
    <style:style style:name="T7" style:family="text">
      <style:text-properties officeooo:rsid="003201e5"/>
    </style:style>
    <style:style style:name="T8" style:family="text">
      <style:text-properties officeooo:rsid="005117eb"/>
    </style:style>
    <style:style style:name="T9" style:family="text">
      <style:text-properties officeooo:rsid="001b76d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806d" style:font-weight-asian="normal" style:font-weight-complex="normal"/>
    </style:style>
    <style:style style:name="T12" style:family="text">
      <style:text-properties fo:font-weight="normal" officeooo:rsid="001cb574" style:font-weight-asian="normal" style:font-weight-complex="normal"/>
    </style:style>
    <style:style style:name="T13" style:family="text">
      <style:text-properties fo:font-weight="normal" officeooo:rsid="001e2ad3" style:font-weight-asian="normal" style:font-weight-complex="normal"/>
    </style:style>
    <style:style style:name="T14" style:family="text">
      <style:text-properties fo:font-weight="normal" officeooo:rsid="002018bb" style:font-weight-asian="normal" style:font-weight-complex="normal"/>
    </style:style>
    <style:style style:name="T15" style:family="text">
      <style:text-properties fo:font-weight="normal" officeooo:rsid="002a7d25" style:font-weight-asian="normal" style:font-weight-complex="normal"/>
    </style:style>
    <style:style style:name="T16" style:family="text">
      <style:text-properties fo:font-weight="normal" officeooo:rsid="002d259f" style:font-weight-asian="normal" style:font-weight-complex="normal"/>
    </style:style>
    <style:style style:name="T17" style:family="text">
      <style:text-properties fo:font-weight="normal" officeooo:rsid="002f1aac" style:font-weight-asian="normal" style:font-weight-complex="normal"/>
    </style:style>
    <style:style style:name="T18" style:family="text">
      <style:text-properties fo:font-weight="normal" officeooo:rsid="0031b3e9" style:font-weight-asian="normal" style:font-weight-complex="normal"/>
    </style:style>
    <style:style style:name="T19" style:family="text">
      <style:text-properties fo:font-weight="normal" officeooo:rsid="00350194" style:font-weight-asian="normal" style:font-weight-complex="normal"/>
    </style:style>
    <style:style style:name="T20" style:family="text">
      <style:text-properties fo:font-weight="normal" officeooo:rsid="0035fe59" style:font-weight-asian="normal" style:font-weight-complex="normal"/>
    </style:style>
    <style:style style:name="T21" style:family="text">
      <style:text-properties fo:font-weight="normal" officeooo:rsid="0047e8e5" style:font-weight-asian="normal" style:font-weight-complex="normal"/>
    </style:style>
    <style:style style:name="T22" style:family="text">
      <style:text-properties fo:font-weight="normal" officeooo:rsid="004954b1" style:font-weight-asian="normal" style:font-weight-complex="normal"/>
    </style:style>
    <style:style style:name="T23" style:family="text">
      <style:text-properties fo:font-weight="normal" officeooo:rsid="0051c27a" style:font-weight-asian="normal" style:font-weight-complex="normal"/>
    </style:style>
    <style:style style:name="T24" style:family="text">
      <style:text-properties fo:font-weight="normal" officeooo:rsid="0053155c" style:font-weight-asian="normal" style:font-weight-complex="normal"/>
    </style:style>
    <style:style style:name="T25" style:family="text">
      <style:text-properties fo:font-weight="normal" officeooo:rsid="005780c6" style:font-weight-asian="normal" style:font-weight-complex="normal"/>
    </style:style>
    <style:style style:name="T26" style:family="text">
      <style:text-properties fo:font-weight="normal" officeooo:rsid="0058ca22" style:font-weight-asian="normal" style:font-weight-complex="normal"/>
    </style:style>
    <style:style style:name="T27" style:family="text">
      <style:text-properties fo:font-weight="normal" officeooo:rsid="005a4453" style:font-weight-asian="normal" style:font-weight-complex="normal"/>
    </style:style>
    <style:style style:name="T28" style:family="text">
      <style:text-properties fo:font-weight="normal" officeooo:rsid="005ac17d" style:font-weight-asian="normal" style:font-weight-complex="normal"/>
    </style:style>
    <style:style style:name="T29" style:family="text">
      <style:text-properties fo:font-weight="normal" officeooo:rsid="00663d20" style:font-weight-asian="normal" style:font-weight-complex="normal"/>
    </style:style>
    <style:style style:name="T30" style:family="text">
      <style:text-properties fo:font-weight="normal" officeooo:rsid="0067e114" style:font-weight-asian="normal" style:font-weight-complex="normal"/>
    </style:style>
    <style:style style:name="T31" style:family="text">
      <style:text-properties fo:font-weight="normal" officeooo:rsid="00697aca" style:font-weight-asian="normal" style:font-weight-complex="normal"/>
    </style:style>
    <style:style style:name="T32" style:family="text">
      <style:text-properties fo:font-weight="normal" officeooo:rsid="00699c95" style:font-weight-asian="normal" style:font-weight-complex="normal"/>
    </style:style>
    <style:style style:name="T33" style:family="text">
      <style:text-properties fo:font-weight="normal" officeooo:rsid="0072b787" style:font-weight-asian="normal" style:font-weight-complex="normal"/>
    </style:style>
    <style:style style:name="T34" style:family="text">
      <style:text-properties fo:font-weight="normal" officeooo:rsid="007549e5" style:font-weight-asian="normal" style:font-weight-complex="normal"/>
    </style:style>
    <style:style style:name="T35" style:family="text">
      <style:text-properties fo:font-weight="normal" officeooo:rsid="0078ae06" style:font-weight-asian="normal" style:font-weight-complex="normal"/>
    </style:style>
    <style:style style:name="T36" style:family="text">
      <style:text-properties fo:font-weight="normal" officeooo:rsid="003352dc" style:font-weight-asian="normal" style:font-weight-complex="normal"/>
    </style:style>
    <style:style style:name="T37" style:family="text">
      <style:text-properties fo:font-weight="normal" officeooo:rsid="006bab22" style:font-weight-asian="normal" style:font-weight-complex="normal"/>
    </style:style>
    <style:style style:name="T38" style:family="text">
      <style:text-properties fo:font-weight="normal" officeooo:rsid="0079bde2" style:font-weight-asian="normal" style:font-weight-complex="normal"/>
    </style:style>
    <style:style style:name="T39" style:family="text">
      <style:text-properties fo:font-weight="normal" officeooo:rsid="007b76cf" style:font-weight-asian="normal" style:font-weight-complex="normal"/>
    </style:style>
    <style:style style:name="T40" style:family="text">
      <style:text-properties fo:font-weight="normal" officeooo:rsid="007cfd47" style:font-weight-asian="normal" style:font-weight-complex="normal"/>
    </style:style>
    <style:style style:name="T41" style:family="text">
      <style:text-properties fo:font-weight="normal" officeooo:rsid="007e6537" style:font-weight-asian="normal" style:font-weight-complex="normal"/>
    </style:style>
    <style:style style:name="T42" style:family="text">
      <style:text-properties fo:font-weight="normal" officeooo:rsid="007ee5b5" style:font-weight-asian="normal" style:font-weight-complex="normal"/>
    </style:style>
    <style:style style:name="T43" style:family="text">
      <style:text-properties fo:font-weight="normal" officeooo:rsid="00806119" style:font-weight-asian="normal" style:font-weight-complex="normal"/>
    </style:style>
    <style:style style:name="T44" style:family="text">
      <style:text-properties fo:font-weight="normal" officeooo:rsid="00807502" style:font-weight-asian="normal" style:font-weight-complex="normal"/>
    </style:style>
    <style:style style:name="T45" style:family="text">
      <style:text-properties fo:font-weight="normal" officeooo:rsid="00810b48" style:font-weight-asian="normal" style:font-weight-complex="normal"/>
    </style:style>
    <style:style style:name="T46" style:family="text">
      <style:text-properties fo:font-weight="normal" officeooo:rsid="008a0c37" style:font-weight-asian="normal" style:font-weight-complex="normal"/>
    </style:style>
    <style:style style:name="T47" style:family="text">
      <style:text-properties fo:font-weight="normal" fo:background-color="#ffffff" loext:char-shading-value="0" style:font-weight-asian="normal" style:font-weight-complex="normal"/>
    </style:style>
    <style:style style:name="T48" style:family="text">
      <style:text-properties fo:font-weight="normal" officeooo:rsid="00807502" fo:background-color="#ffffff" loext:char-shading-value="0" style:font-weight-asian="normal" style:font-weight-complex="normal"/>
    </style:style>
    <style:style style:name="T49" style:family="text">
      <style:text-properties fo:font-weight="normal" officeooo:rsid="005ce192" fo:background-color="#ffffff" loext:char-shading-value="0" style:font-weight-asian="normal" style:font-weight-complex="normal"/>
    </style:style>
    <style:style style:name="T50" style:family="text">
      <style:text-properties fo:font-weight="normal" fo:background-color="#fff200" loext:char-shading-value="0" style:font-weight-asian="normal" style:font-weight-complex="normal"/>
    </style:style>
    <style:style style:name="T51" style:family="text">
      <style:text-properties officeooo:rsid="002d259f"/>
    </style:style>
    <style:style style:name="T52" style:family="text">
      <style:text-properties fo:language="es" fo:country="ES" fo:font-weight="normal" style:font-weight-asian="normal" style:font-weight-complex="normal"/>
    </style:style>
    <style:style style:name="T53" style:family="text">
      <style:text-properties fo:language="es" fo:country="ES" fo:font-weight="normal" officeooo:rsid="00396b17" style:font-weight-asian="normal" style:font-weight-complex="normal"/>
    </style:style>
    <style:style style:name="T54" style:family="text">
      <style:text-properties fo:language="es" fo:country="ES" fo:font-weight="normal" officeooo:rsid="003eb2b7" style:font-weight-asian="normal" style:font-weight-complex="normal"/>
    </style:style>
    <style:style style:name="T55" style:family="text">
      <style:text-properties officeooo:rsid="003eb2b7"/>
    </style:style>
    <style:style style:name="T56" style:family="text">
      <style:text-properties officeooo:rsid="00409398"/>
    </style:style>
    <style:style style:name="T57" style:family="text">
      <style:text-properties officeooo:rsid="00428ced"/>
    </style:style>
    <style:style style:name="T58" style:family="text">
      <style:text-properties officeooo:rsid="00607f27"/>
    </style:style>
    <style:style style:name="T59" style:family="text">
      <style:text-properties officeooo:rsid="00630ea3"/>
    </style:style>
    <style:style style:name="T60" style:family="text">
      <style:text-properties officeooo:rsid="00699c95"/>
    </style:style>
    <style:style style:name="T61" style:family="text">
      <style:text-properties officeooo:rsid="007cfd47"/>
    </style:style>
    <style:style style:name="T62" style:family="text">
      <style:text-properties officeooo:rsid="00810b48"/>
    </style:style>
    <style:style style:name="T63" style:family="text">
      <style:text-properties officeooo:rsid="00825378"/>
    </style:style>
    <style:style style:name="T64" style:family="text">
      <style:text-properties officeooo:rsid="008398a8"/>
    </style:style>
    <style:style style:name="T65" style:family="text">
      <style:text-properties officeooo:rsid="0084da9b"/>
    </style:style>
    <style:style style:name="T66" style:family="text">
      <style:text-properties officeooo:rsid="00852b01"/>
    </style:style>
    <style:style style:name="T67" style:family="text">
      <style:text-properties officeooo:rsid="008e7974"/>
    </style:style>
    <style:style style:name="T68" style:family="text">
      <style:text-properties officeooo:rsid="00923ce1"/>
    </style:style>
    <style:style style:name="T69" style:family="text">
      <style:text-properties officeooo:rsid="009430ea"/>
    </style:style>
    <style:style style:name="T70" style:family="text">
      <style:text-properties officeooo:rsid="0095f40d"/>
    </style:style>
    <style:style style:name="T71" style:family="text">
      <style:text-properties fo:font-size="14pt" fo:language="es" fo:country="ES" fo:font-weight="normal" fo:background-color="transparent" loext:char-shading-value="0" style:font-size-asian="14pt" style:font-weight-asian="normal" style:font-size-complex="14pt" style:font-weight-complex="normal"/>
    </style:style>
    <style:style style:name="T72" style:family="text">
      <style:text-properties fo:font-size="14pt" fo:language="es" fo:country="ES" fo:font-weight="normal" officeooo:rsid="004336a5" fo:background-color="transparent" loext:char-shading-value="0" style:font-size-asian="14pt" style:font-weight-asian="normal" style:font-size-complex="14pt" style:font-weight-complex="normal"/>
    </style:style>
    <style:style style:name="T73" style:family="text">
      <style:text-properties fo:font-size="14pt" fo:language="es" fo:country="ES" fo:font-weight="normal" officeooo:rsid="0095f40d" fo:background-color="transparent" loext:char-shading-value="0" style:font-size-asian="14pt" style:font-weight-asian="normal" style:font-size-complex="14pt" style:font-weight-complex="normal"/>
    </style:style>
    <style:style style:name="T74" style:family="text">
      <style:text-properties fo:font-size="14pt" fo:language="es" fo:country="ES" fo:font-weight="normal" officeooo:rsid="0097f477" fo:background-color="transparent" loext:char-shading-value="0" style:font-size-asian="14pt" style:font-weight-asian="normal" style:font-size-complex="14pt" style:font-weight-complex="normal"/>
    </style:style>
    <style:style style:name="T75" style:family="text">
      <style:text-properties officeooo:rsid="0098a769"/>
    </style:style>
    <style:style style:name="T76" style:family="text">
      <style:text-properties officeooo:rsid="0099dd51"/>
    </style:style>
    <style:style style:name="T77" style:family="text">
      <style:text-properties officeooo:rsid="009b3a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2</text:span><text:span text:style-name="T1">)</text:span> Buen día, <text:span text:style-name="T8">Hoy hablaremos acerca de los procesos de clasificación de imágenes satelitales.</text:span></text:p>
      <text:p text:style-name="P1"><text:span text:style-name="T4">2</text:span><text:span text:style-name="T7">) Hasta ahora, vimos que la fotointerpretación es e</text:span>fectiv<text:span text:style-name="T9">a</text:span> para la evaluación global de <text:span text:style-name="T59">aspectos</text:span> <text:span text:style-name="T9">visuales y geométricos</text:span> y la valoración general de <text:span text:style-name="T9">los tipos de cobertura</text:span> del suelo. Sin embargo, es impracticable a<text:span text:style-name="T9">nalizar caracteristicas espectrales pixel por pixel debido a la complejidad y el tiempo que demanda.</text:span></text:p>
      <text:p text:style-name="P1"><text:span text:style-name="T6">2</text:span><text:span text:style-name="T7">) Es posible entonces agrupar mediante diferentes métodos estadísticos, pixeles que poseen características espectrales o valores de brillo similares entre sí.</text:span></text:p>
      <text:p text:style-name="P3"><text:span text:style-name="T5">3</text:span><text:span text:style-name="T2">)</text:span><text:span text:style-name="T11"> </text:span><text:span text:style-name="T29">Las técnicas</text:span><text:span text:style-name="T11"> </text:span><text:span text:style-name="T29">a través de las cuales</text:span><text:span text:style-name="T11"> se agrupan </text:span><text:span text:style-name="T10">píxeles según sus propiedades <text:s/>numéricas </text:span><text:span text:style-name="T11">se </text:span><text:span text:style-name="T29">denominan clasificaciones y es </text:span><text:span text:style-name="T30">una</text:span><text:span text:style-name="T29"> rama de lo que se llamamos </text:span><text:span text:style-name="T11">análisis cuantitativo</text:span><text:span text:style-name="T29">.</text:span></text:p>
      <text:p text:style-name="P2"><text:span text:style-name="T34">4-</text:span><text:span text:style-name="T40">5</text:span><text:span text:style-name="T11">) </text:span><text:span text:style-name="T12"><text:s/></text:span><text:span text:style-name="T13">El objetivo </text:span><text:span text:style-name="T30">final</text:span><text:span text:style-name="T13"> </text:span><text:span text:style-name="T15">del procerso </text:span><text:span text:style-name="T13">es transformar los valores de brillo de pixeles en clases de información. </text:span><text:span text:style-name="T14">Una clase de información describe una categoría en el terreno. </text:span><text:span text:style-name="T16">Cómo </text:span><text:span text:style-name="T31">lo </text:span><text:span text:style-name="T16">hacemos?</text:span></text:p>
      <text:p text:style-name="P12"><text:span text:style-name="T40">6</text:span><text:span text:style-name="T16">) La forma más eficiente</text:span><text:span text:style-name="T14"> es </text:span><text:span text:style-name="T32">analizarlos</text:span><text:span text:style-name="T14"> en un espacio </text:span><text:span text:style-name="T16">vectorial multiespectral</text:span><text:span text:style-name="T14">, con tantas dimensiones como </text:span><text:span text:style-name="T16">bandas espectrales </text:span><text:span text:style-name="T15">tiene.</text:span><text:span text:style-name="T14"> En este espacio, cada píxel de una imagen se traza como un punto con las coordenadas dadas por el valor de brillo del pixel en cada componente</text:span><text:span text:style-name="T16">. </text:span><text:span text:style-name="T33">Veamos un ejemplo</text:span><text:span text:style-name="T25"> bidimensional. En el eje x observamos la reflectancia en el rojo, mientras que en el eje y la reflectancia en el infrarrojo cercano. Los puntos del gráfico representan los valores de reflectancia que toman los pixeles de las bandas.</text:span></text:p>
      <text:p text:style-name="P13"><text:span text:style-name="T61">7-8</text:span>) Entonces utilizando algún algoritmo matemático agrupamos los pixeles similares en clases espectrales <text:span text:style-name="T60">o dicho de otro modo, fijamos los límites en el espacio vectorial de cada clase espectral.</text:span> Una clase espectral es un conjunto de pixeles con valores similares <text:span text:style-name="T51">Luego a</text:span> cada clase espectral se le asigna una clase de información. Dependiendo de la bibliografía se hablará indistintamente de clase de información o etiqueta.</text:p>
      <text:p text:style-name="P5"><text:span text:style-name="T40">9) </text:span><text:span text:style-name="T17">El hecho de que existan varias clases espectrales para un mismo tipo de clase de información es</text:span><text:span text:style-name="T10"> resultado de </text:span><text:span text:style-name="T32">las </text:span><text:span text:style-name="T10">diferencias en los tipos de cobertura, </text:span><text:span text:style-name="T32">el</text:span><text:span text:style-name="T10"> contenido de humedad, </text:span><text:span text:style-name="T32">el</text:span><text:span text:style-name="T10"> tipo de suelo subyacente </text:span><text:span text:style-name="T32">o la variación</text:span><text:span text:style-name="T10"> topográfica </text:span><text:span text:style-name="T32">por citar algunos ejemplos</text:span><text:span text:style-name="T10">. En consecuencia </text:span><text:span text:style-name="T17">es muy probable </text:span><text:span text:style-name="T10">que cada clase de información está compuesta de varias clases espectrales. En muchos casos, las clases de información </text:span><text:span text:style-name="T32">están compuestas por </text:span><text:span text:style-name="T10">un continuo de datos en el espacio multiespectral. </text:span><text:span text:style-name="T17">Esto se debe a que los ecosistemas forman muchas veces gradientes por lo tanto espectralmente no hay cortes y las divisiones son arbitrarias.</text:span></text:p>
      <text:p text:style-name="P14"><text:soft-page-break/></text:p>
      <text:p text:style-name="P7"><text:span text:style-name="T17">1</text:span><text:span text:style-name="T10">0-</text:span><text:span text:style-name="T41">11</text:span><text:span text:style-name="T10">) </text:span><text:span text:style-name="T35">Existen dos grandes </text:span><text:span text:style-name="T38">métodos</text:span><text:span text:style-name="T35"> en clasificaciones aunque no son los únicos</text:span><text:span text:style-name="T36"> : </text:span><text:span text:style-name="T10"><text:s/>Uno se conoce como </text:span><text:span text:style-name="T36">clasificación </text:span><text:span text:style-name="T10">supervisada </text:span><text:span text:style-name="T36">otro</text:span><text:span text:style-name="T10"> clasificación no supervisada. </text:span><text:span text:style-name="T35">E</text:span><text:span text:style-name="T37">stos se</text:span><text:span text:style-name="T19"> pueden utilizar de manera individual o híbrida. <text:s/></text:span><text:span text:style-name="T18">La elección de los clasificadores depende de la naturaleza del conjunto de datos y del objetivo principal.</text:span></text:p>
      <text:p text:style-name="P6"><text:span text:style-name="T19">1</text:span><text:span text:style-name="T41">2</text:span><text:span text:style-name="T19">)</text:span><text:span text:style-name="T10"> La clasificación no supervisada es un </text:span><text:span text:style-name="T19">procedimiento </text:span><text:span text:style-name="T10">por el cual los píxeles de una imagen se asignan a clases espectrales sin que el usuario tenga conocimiento de la existencia o los nombres de esas clases. </text:span><text:span text:style-name="T20">Se utilizan en general, </text:span><text:span text:style-name="T19"><text:s/></text:span><text:span text:style-name="T10">métodos </text:span><text:span text:style-name="T19">estadísticos </text:span><text:span text:style-name="T10">de agrupamiento </text:span><text:span text:style-name="T19">o clustering en inglés</text:span><text:span text:style-name="T10">. El analista luego identifica esas clases asociando una muestra de píxeles en cada clase con los datos de referencia disponibles, que podrían incluir mapas </text:span><text:span text:style-name="T20">o datos obtenidos a campo.</text:span></text:p>
      <text:p text:style-name="P15"/>
      <text:p text:style-name="P27">Veamos el ejemplo de un algoritmo de clustering utilizado comunmente en clasificaciones no supervisadas. El algoritmo k-means. </text:p>
      <text:p text:style-name="P10"><text:span text:style-name="T42">13) </text:span><text:span text:style-name="T25">Dada la complejidad </text:span><text:span text:style-name="T26">matemática </text:span><text:span text:style-name="T25">de</text:span><text:span text:style-name="T26">l</text:span><text:span text:style-name="T25"> análisis multidimensional, </text:span><text:span text:style-name="T26">daremos un ejemplo gráfico en dos dimensiones</text:span><text:span text:style-name="T25">. Supongamos </text:span><text:span text:style-name="T39">entonces</text:span><text:span text:style-name="T25"> que contamos con la representación de un espacio bidimensional, es decir dos bandas y sus respectivas reflectancias. En el eje x observamos la reflectancia en el rojo, mientras que en el eje y la reflectancia en el infrarrojo cercano. Los puntos del gráfico representan los valores de reflectancia que toman los pixeles de las bandas.</text:span></text:p>
      <text:p text:style-name="P9"><text:span text:style-name="T43">14) </text:span><text:span text:style-name="T10">El primer paso es seleccionar el número de clases espectrales o cluster</text:span><text:span text:style-name="T23">s</text:span><text:span text:style-name="T10">. Esto </text:span><text:span text:style-name="T21">requeriría cierto conocimiento </text:span><text:span text:style-name="T22">a priori de</text:span><text:span text:style-name="T24">l número de clusters mínimos que abarcan la variabilidad de la escena a clasificar. </text:span><text:span text:style-name="T27">En este caso simple, </text:span><text:span text:style-name="T28">viendo la distribución de valores en el espacio bidimensional</text:span><text:span text:style-name="T27"> suponemos tres clases espectrales. Suelo, agua y vegetación.</text:span></text:p>
      <text:p text:style-name="P28"/>
      <text:p text:style-name="P11"><text:span text:style-name="T44">1</text:span><text:span text:style-name="T45">4</text:span><text:span text:style-name="T44">) </text:span><text:span text:style-name="T27">U</text:span><text:span text:style-name="T10">na vez definido el número de clusters, el algoritmo determina de manera aleatoria o mediante algún parámetro estadístico, los centroides de los tres clusters </text:span><text:span text:style-name="T44">o clases espectrales</text:span><text:span text:style-name="T10">.</text:span><text:span text:style-name="T50"> </text:span><text:span text:style-name="T47">Luego compara </text:span><text:span text:style-name="T49">cada valor de brillo del</text:span><text:span text:style-name="T47"> espacio espectral contra los valores de los centroides y asigna </text:span><text:span text:style-name="T48">cada pixel</text:span><text:span text:style-name="T47">, a la clase que tiene el valor de centroide más cercano.</text:span></text:p>
      <text:p text:style-name="P17"/>
      <text:p text:style-name="P17"/>
      <text:p text:style-name="P18"><text:soft-page-break/></text:p>
      <text:p text:style-name="P19"><text:span text:style-name="T62">15) </text:span>Ahora, calcula nuevamente el valor de los centroides, promediando todos los pixeles recientemente asignados. Observarán que al promediar, el valor de los centroides se modifica. </text:p>
      <text:p text:style-name="P20"><text:span text:style-name="T63">16-19) </text:span>En la siguiente iteración, se asignan nuevamente los pixeles a los centroides que fueron calculados en la iteración previa. <text:span text:style-name="T64">El</text:span> proceso se repite en cada iteración hasta que los centroides alcanzan un valor en el cual no varían sustancialmente. Este valor se denomina convergencia. En general en los algoritmos como k-means la cantidad de iteraciones y el umbral de convergencia lo define<text:span text:style-name="T65">n</text:span> el usuario. El umbral de convergencia <text:span text:style-name="T65">es el porcentaje de pixeles que se mantienen en cada clase entre iteraciones.</text:span> <text:span text:style-name="T65">Una vez que alcanza el valor de convergencia, el proceso finaliza.</text:span> <text:span text:style-name="T65">Los valores de umbral pueden</text:span> ser <text:span text:style-name="T65">del </text:span>90, 95 o 100 <text:span text:style-name="T65">porciento</text:span> y dependerá nuevamente, de la distribución de datos en el espacio espectral. Otro parámetro a tener en cuenta es la cantidad de iteraciones. En general se coloca un valor <text:span text:style-name="T65">lo suficientemente abarcativo</text:span>, para que se llega<text:span text:style-name="T65">ue </text:span>a la convergencia deseada. En caso <text:span text:style-name="T66">de no alcanzar la convergencia</text:span>, se vuelve a correr el proceso colocando un número mayor de iteraciones.</text:p>
      <text:p text:style-name="P19">Finalmente, las clases espectrales, se etiquetan a clases de información.</text:p>
      <text:p text:style-name="P16"/>
      <text:p text:style-name="P26">Veamos ahora cómo se realiza una clasificación supervisada. </text:p>
      <text:p text:style-name="P29"/>
      <text:p text:style-name="P8"><text:span text:style-name="T46">20</text:span><text:span text:style-name="T10">) En la clasificación supervisada se define previamente las clases de información en las que</text:span><text:span text:style-name="T52"> se segmentará la imagen. Luego el analista <text:s/>selecciona píxeles representativos construyendo </text:span><text:span text:style-name="T53">clases espectrale</text:span><text:span text:style-name="T54">s</text:span><text:span text:style-name="T53">. </text:span><text:span text:style-name="T52">Se dice que estos píxeles forman datos de entrenamiento. Los conjuntos de entrenamiento para cada clase pueden ser establecido utilizando visitas al sitio, mapas </text:span><text:span text:style-name="T53">o</text:span><text:span text:style-name="T52"> fotografías aéreas.</text:span></text:p>
      <text:p text:style-name="P21"/>
      <text:p text:style-name="P22">En primer lugar <text:span text:style-name="T55">se definen las clases de información, utilizando algún esquema teórico de clasificación. Luego se seleccionan en la imagen un conjunto de píxeles representativos para una de las clases espectrales. C</text:span>ada clase espectral puede describirse mediante una distribución de probabilidad en el espacio multiespectral: esta será una distribución multivariable con tantas variables <text:span text:style-name="T56">co</text:span>mo dimensiones <text:span text:style-name="T56">o bandas tenga </text:span>el espacio. Tal distribución describe la posibilidad de encontrar un píxel que pertenece a esa clase en cualquier ubicación dada en el espacio multiespectral.</text:p>
      <text:p text:style-name="P25"><text:soft-page-break/>A esta selección de clases espectrales se la denomina áreas de entrenamiento.</text:p>
      <text:p text:style-name="P25"/>
      <text:p text:style-name="P25"><text:span text:style-name="T67">21)</text:span> Las áreas de entrenamiento se definen a partir de datos de campo, fotografías aéreas, mapas, clasificaciones anteriores o incluso interpretación de fotos. </text:p>
      <text:p text:style-name="P23">Una vez definidas las áreas de entrenamiento se selecciona algún algoritmo <text:span text:style-name="T57">como Distancia Mínima, Maxima Verosimilitud o Mahalanobis para realizar la clasificación. La elección de cada uno de ellos dependerá del set de datos, el objetivo de la clasificación y la capacidad de cómputo. Dada la complejidad de los mismos, no los abordaremos en este curso. </text:span></text:p>
      <text:p text:style-name="P30">Posteriormente las clases espectrales obtenidas serán <text:span text:style-name="T68">unificadas </text:span>en clases de información según <text:span text:style-name="T75">un esquema de clasificación elegido</text:span>. <text:span text:style-name="T58">Y qué esquema utilizar para definir las clases de información? Ese punto dependerá de la disciplina o enfoque particular dado que l</text:span>a cobertura <text:span text:style-name="T69">terrestre</text:span> se puede considerar como una característica geográfica explícita <text:span text:style-name="T69">que se utiliza en distintas</text:span> disciplinas como geografía, ecología, geología, silvicultura <text:span text:style-name="T75">u ordenamiento territorial</text:span>. Por lo tanto, una clasificación describe un marco <text:span text:style-name="T70">de trabajo</text:span> sistemático y lógico, <text:span text:style-name="T70">con </text:span>clases <text:span text:style-name="T70">definidas a priori, </text:span>una descripción de los criterios utilizados para distinguirlos y <text:span text:style-name="T70">l</text:span>a relación entre las clases mismas. </text:p>
      <text:p text:style-name="P31">Por lo tanto, <text:span text:style-name="T70">un esquema de clasificación</text:span> requiere <text:span text:style-name="T70">definir los límites de cada clase de la manera más clara y precisa, basada en el marco teórico de cada disciplina exhibiendo las siguientes propiedades:</text:span></text:p>
      <text:p text:style-name="P31"/>
      <text:list xml:id="list4038242657" text:style-name="L1">
        <text:list-item>
          <text:p text:style-name="P35"><text:span text:style-name="T72">L</text:span><text:span text:style-name="T73">a clasificación deberá ser sistemática, </text:span><text:span text:style-name="T74">es decir debe abarcar completamente el universo de estudio.</text:span></text:p>
        </text:list-item>
        <text:list-item>
          <text:p text:style-name="P35"><text:span text:style-name="T72">Las clases derivadas </text:span><text:span text:style-name="T73">del sistema deberán ser únicas</text:span><text:span text:style-name="T72">, mutuamente excluyentes e inequívocas.</text:span></text:p>
        </text:list-item>
        <text:list-item>
          <text:p text:style-name="P36"><text:span text:style-name="T72">L</text:span><text:span text:style-name="T71">as clases deberán los niveles jerárquicos dentro del marco teórico.</text:span></text:p>
        </text:list-item>
      </text:list>
      <text:p text:style-name="P31"/>
      <text:p text:style-name="P32">En este curso, adoptaremos el esquema de la FAO denominado Land Cover Clasification System. LCCS trabaja creando un conjunto de diagnóstico <text:span text:style-name="T76">estandarizado de </text:span>atributos para <text:s/>describir diferentes clases de <text:span text:style-name="T76">cobertura haciendo énfasis en la cuantificación de dichos atributos. </text:span></text:p>
      <text:p text:style-name="P32"/>
      <text:p text:style-name="P32"><text:soft-page-break/>Las clases de cobertura del suelo se definen por una combinación de un conjunto de elementos <text:s/><text:span text:style-name="T76">de cobertura terrestre</text:span>. <text:span text:style-name="T76">Estos elementos </text:span><text:s/>se dividen en <text:span text:style-name="T76">d</text:span>os categorías: “elementos básicos” <text:span text:style-name="T76">que son aquellos</text:span> aspectos fisonómicos de la cobertura biótica y abiótica y <text:span text:style-name="T77">las </text:span>"propiedades del elemento" que definen aún más el aspecto estructural / fisonómico de los objetos básicos.</text:p>
      <text:p text:style-name="P33">Veamos un ejemplo: </text:p>
      <text:p text:style-name="P34">En el siguiente </text:p>
      <text:p text:style-name="P33"/>
      <text:p text:style-name="P24">Observaciones: Finalmente deberá validarse la exactitud de la clasificación utilizando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0:23:51.716925609</meta:creation-date>
    <meta:generator>LibreOffice/6.0.7.3$Linux_X86_64 LibreOffice_project/00m0$Build-3</meta:generator>
    <dc:date>2019-05-02T11:18:59.725406465</dc:date>
    <meta:editing-duration>P1DT4H44M55S</meta:editing-duration>
    <meta:editing-cycles>78</meta:editing-cycles>
    <meta:document-statistic meta:table-count="0" meta:image-count="0" meta:object-count="0" meta:page-count="5" meta:paragraph-count="33" meta:word-count="1440" meta:character-count="9402" meta:non-whitespace-character-count="7979"/>
  </office:meta>
</office:document-meta>
</file>